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line-height="0.483cm"/>
    </style:style>
    <style:style style:name="P2" style:family="paragraph" style:parent-style-name="Standard">
      <style:paragraph-properties fo:margin-left="0.233cm" fo:margin-right="0cm" fo:line-height="0.483cm" fo:text-indent="0cm" style:auto-text-indent="false"/>
      <style:text-properties officeooo:paragraph-rsid="00231a38"/>
    </style:style>
    <style:style style:name="P3" style:family="paragraph" style:parent-style-name="Standard">
      <style:paragraph-properties fo:margin-left="0.233cm" fo:margin-right="0cm" fo:margin-top="0.007cm" fo:margin-bottom="0cm" style:contextual-spacing="false" fo:text-indent="0cm" style:auto-text-indent="false"/>
    </style:style>
    <style:style style:name="P4" style:family="paragraph" style:parent-style-name="Standard">
      <style:paragraph-properties fo:margin-left="0.233cm" fo:margin-right="0cm" fo:text-indent="0cm" style:auto-text-indent="false"/>
    </style:style>
    <style:style style:name="P5" style:family="paragraph" style:parent-style-name="Text_20_body">
      <style:paragraph-properties fo:margin-top="0.007cm" fo:margin-bottom="0cm" style:contextual-spacing="false"/>
      <style:text-properties fo:font-size="12pt" style:font-size-asian="12pt"/>
    </style:style>
    <style:style style:name="P6" style:family="paragraph" style:parent-style-name="Standard">
      <style:paragraph-properties fo:margin-left="0.233cm" fo:margin-right="0cm" fo:line-height="0.385cm" fo:text-indent="0cm" style:auto-text-indent="false"/>
      <style:text-properties fo:font-size="12pt" officeooo:paragraph-rsid="0021b3b7" style:font-size-asian="12pt"/>
    </style:style>
    <style:style style:name="P7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style:font-size-asian="12pt"/>
    </style:style>
    <style:style style:name="P8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style:font-size-asian="12pt" style:font-weight-asian="bold" style:font-weight-complex="bold"/>
    </style:style>
    <style:style style:name="P9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31a38" officeooo:paragraph-rsid="00231a38" style:font-size-asian="12pt" style:font-weight-asian="bold" style:font-weight-complex="bold"/>
    </style:style>
    <style:style style:name="P10" style:family="paragraph" style:parent-style-name="Standard">
      <style:paragraph-properties fo:margin-left="0.233cm" fo:margin-right="0cm" fo:text-indent="0cm" style:auto-text-indent="false"/>
      <style:text-properties fo:font-size="12pt" fo:language="en" fo:country="US" fo:font-weight="bold" officeooo:rsid="0024fa0e" officeooo:paragraph-rsid="0024fa0e" style:font-size-asian="12pt" style:font-weight-asian="bold" style:font-weight-complex="bold"/>
    </style:style>
    <style:style style:name="P11" style:family="paragraph" style:parent-style-name="Text_20_body">
      <style:paragraph-properties fo:margin-left="0.233cm" fo:margin-right="0cm" fo:line-height="0.385cm" fo:text-indent="0cm" style:auto-text-indent="false"/>
      <style:text-properties fo:font-size="12pt" fo:font-weight="bold" officeooo:rsid="0021b3b7" officeooo:paragraph-rsid="0021b3b7" style:font-size-asian="12pt" style:font-weight-asian="bold"/>
    </style:style>
    <style:style style:name="P12" style:family="paragraph" style:parent-style-name="Standard">
      <style:paragraph-properties fo:margin-left="0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13" style:family="paragraph" style:parent-style-name="Standard">
      <style:paragraph-properties fo:margin-left="0.233cm" fo:margin-right="0cm" fo:line-height="0.483cm" fo:text-indent="0cm" style:auto-text-indent="false"/>
      <style:text-properties fo:font-size="12pt" fo:letter-spacing="-0.009cm" fo:font-weight="bold" officeooo:paragraph-rsid="00231a38" style:font-size-asian="12pt" style:font-weight-asian="bold"/>
    </style:style>
    <style:style style:name="P14" style:family="paragraph" style:parent-style-name="Text_20_body">
      <style:paragraph-properties fo:margin-left="8.885cm" fo:margin-right="0cm" fo:margin-top="0.161cm" fo:margin-bottom="0cm" style:contextual-spacing="false" fo:text-indent="0cm" style:auto-text-indent="false"/>
    </style:style>
    <style:style style:name="P15" style:family="paragraph" style:parent-style-name="Text_20_body">
      <style:text-properties fo:font-weight="bold" style:font-weight-asian="bold"/>
    </style:style>
    <style:style style:name="P16" style:family="paragraph" style:parent-style-name="Text_20_body">
      <style:paragraph-properties fo:margin-top="0.012cm" fo:margin-bottom="0cm" style:contextual-spacing="false"/>
      <style:text-properties fo:font-size="11.5pt" fo:font-weight="bold" style:font-size-asian="11.5pt" style:font-weight-asian="bold"/>
    </style:style>
    <style:style style:name="P17" style:family="paragraph" style:parent-style-name="Text_20_body">
      <style:paragraph-properties fo:margin-top="0.019cm" fo:margin-bottom="0cm" style:contextual-spacing="false"/>
      <style:text-properties fo:font-size="5.5pt" fo:font-weight="bold" style:font-size-asian="5.5pt" style:font-weight-asian="bold"/>
    </style:style>
    <style:style style:name="P18" style:family="paragraph" style:parent-style-name="Text_20_body">
      <style:paragraph-properties fo:margin-top="0.018cm" fo:margin-bottom="0cm" style:contextual-spacing="false"/>
      <style:text-properties fo:font-size="14.5pt" fo:font-weight="bold" style:font-size-asian="14.5pt" style:font-weight-asian="bold"/>
    </style:style>
    <style:style style:name="P19" style:family="paragraph" style:parent-style-name="Text_20_body">
      <style:paragraph-properties fo:margin-left="0.049cm" fo:margin-right="12.095cm" fo:margin-top="0.004cm" fo:margin-bottom="0cm" style:contextual-spacing="false" fo:text-indent="0.356cm" style:auto-text-indent="false"/>
    </style:style>
    <style:style style:name="P20" style:family="paragraph" style:parent-style-name="Text_20_body">
      <style:paragraph-properties fo:margin-left="0.183cm" fo:margin-right="0cm" fo:text-indent="0cm" style:auto-text-indent="false"/>
    </style:style>
    <style:style style:name="P21" style:family="paragraph" style:parent-style-name="Text_20_body">
      <style:paragraph-properties fo:margin-top="0.012cm" fo:margin-bottom="0cm" style:contextual-spacing="false"/>
      <style:text-properties fo:font-size="10.5pt" fo:font-weight="bold" style:font-size-asian="10.5pt" style:font-weight-asian="bold"/>
    </style:style>
    <style:style style:name="P22" style:family="paragraph" style:parent-style-name="Text_20_body">
      <style:paragraph-properties fo:margin-left="0.183cm" fo:margin-right="0cm" fo:text-indent="0cm" style:auto-text-indent="false"/>
      <style:text-properties officeooo:paragraph-rsid="0021b3b7"/>
    </style:style>
    <style:style style:name="P23" style:family="paragraph" style:parent-style-name="Standard">
      <style:paragraph-properties fo:margin-left="0cm" fo:margin-right="0cm" fo:line-height="0.385cm" fo:text-indent="0cm" style:auto-text-indent="false"/>
      <style:text-properties officeooo:paragraph-rsid="0024fa0e"/>
    </style:style>
    <style:style style:name="P24" style:family="paragraph" style:parent-style-name="Heading_20_1">
      <style:paragraph-properties fo:margin-top="0.159cm" fo:margin-bottom="0cm" style:contextual-spacing="false"/>
      <style:text-properties fo:font-size="22pt" style:font-size-asian="22pt" style:font-size-complex="22pt"/>
    </style:style>
    <style:style style:name="P25" style:family="paragraph" style:parent-style-name="Standard">
      <loext:graphic-properties draw:fill="solid" draw:fill-color="#1e1f22"/>
      <style:paragraph-properties fo:orphans="2" fo:widows="2" fo:background-color="#1e1f2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Courier New" fo:font-size="10pt" style:font-size-asian="10pt" style:language-asian="ru" style:country-asian="RU" style:font-name-complex="Courier New1" style:font-size-complex="10pt"/>
    </style:style>
    <style:style style:name="P26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273db6"/>
    </style:style>
    <style:style style:name="P28" style:family="paragraph" style:parent-style-name="Standard">
      <loext:graphic-properties draw:fill="solid" draw:fill-color="#1e1f22"/>
      <style:paragraph-properties fo:orphans="2" fo:widows="2" fo:background-color="#1e1f22" fo:padding="0cm" fo:border="none" style:shadow="non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29" style:family="paragraph" style:parent-style-name="Text_20_body" style:master-page-name="Standard">
      <style:paragraph-properties fo:margin-left="8.885cm" fo:margin-right="0cm" fo:margin-top="0.123cm" fo:margin-bottom="0cm" style:contextual-spacing="false" fo:text-indent="0cm" style:auto-text-indent="false" style:page-number="auto"/>
    </style:style>
    <style:style style:name="P30" style:family="paragraph" style:parent-style-name="Text_20_body" style:master-page-name="Converted3">
      <style:paragraph-properties style:page-number="auto"/>
      <style:text-properties fo:font-size="12pt" fo:font-weight="bold" style:font-size-asian="12pt" style:font-weight-asian="bold"/>
    </style:style>
    <style:style style:name="P31" style:family="paragraph" style:parent-style-name="Heading_20_1" style:master-page-name="Converted4">
      <style:paragraph-properties style:page-number="auto"/>
      <style:text-properties officeooo:paragraph-rsid="0021b3b7"/>
    </style:style>
    <style:style style:name="T1" style:family="text">
      <style:text-properties fo:letter-spacing="-0.019cm"/>
    </style:style>
    <style:style style:name="T2" style:family="text">
      <style:text-properties fo:letter-spacing="-0.018cm"/>
    </style:style>
    <style:style style:name="T3" style:family="text">
      <style:text-properties fo:letter-spacing="-0.014cm"/>
    </style:style>
    <style:style style:name="T4" style:family="text">
      <style:text-properties fo:letter-spacing="-0.016cm"/>
    </style:style>
    <style:style style:name="T5" style:family="text">
      <style:text-properties fo:letter-spacing="-0.004cm"/>
    </style:style>
    <style:style style:name="T6" style:family="text">
      <style:text-properties fo:letter-spacing="-0.004cm" officeooo:rsid="0026af28"/>
    </style:style>
    <style:style style:name="T7" style:family="text">
      <style:text-properties fo:letter-spacing="-0.007cm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12pt" fo:letter-spacing="-0.009cm" fo:font-weight="bold" style:font-size-asian="12pt" style:font-weight-asian="bold"/>
    </style:style>
    <style:style style:name="T10" style:family="text">
      <style:text-properties fo:font-size="12pt" fo:letter-spacing="-0.009cm" fo:font-weight="bold" officeooo:rsid="0026af28" style:font-size-asian="12pt" style:font-weight-asian="bold"/>
    </style:style>
    <style:style style:name="T11" style:family="text">
      <style:text-properties fo:font-size="12pt" fo:letter-spacing="-0.014cm" fo:font-weight="bold" style:font-size-asian="12pt" style:font-weight-asian="bold"/>
    </style:style>
    <style:style style:name="T12" style:family="text">
      <style:text-properties fo:font-size="12pt" fo:font-style="italic" fo:font-weight="bold" style:font-size-asian="12pt" style:font-style-asian="italic" style:font-weight-asian="bold"/>
    </style:style>
    <style:style style:name="T13" style:family="text">
      <style:text-properties fo:font-size="12pt" fo:font-style="italic" fo:font-weight="bold" officeooo:rsid="0026af28" style:font-size-asian="12pt" style:font-style-asian="italic" style:font-weight-asian="bold"/>
    </style:style>
    <style:style style:name="T14" style:family="text">
      <style:text-properties fo:font-size="12pt" fo:letter-spacing="-0.018cm" fo:font-weight="bold" style:font-size-asian="12pt" style:font-weight-asian="bold"/>
    </style:style>
    <style:style style:name="T15" style:family="text">
      <style:text-properties fo:font-size="12pt" fo:letter-spacing="-0.016cm" fo:font-weight="bold" style:font-size-asian="12pt" style:font-weight-asian="bold"/>
    </style:style>
    <style:style style:name="T16" style:family="text">
      <style:text-properties fo:font-size="12pt" fo:letter-spacing="-0.007cm" fo:font-weight="bold" style:font-size-asian="12pt" style:font-weight-asian="bold"/>
    </style:style>
    <style:style style:name="T17" style:family="text">
      <style:text-properties fo:font-size="12pt" fo:letter-spacing="-0.101cm" fo:font-weight="bold" style:font-size-asian="12pt" style:font-weight-asian="bold"/>
    </style:style>
    <style:style style:name="T18" style:family="text">
      <style:text-properties fo:letter-spacing="-0.101cm"/>
    </style:style>
    <style:style style:name="T19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fo:background-color="#1e1f21" style:background-transparency="0%" draw:fill="solid" draw:fill-color="#1e1f21" draw:opacity="100%" fo:padding="0cm" fo:border="0.06pt solid #00000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9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  <text:p text:style-name="P5"/>
        <text:h text:style-name="P1" text:outline-level="1">Практическое<text:span text:style-name="T5"> </text:span>занятие<text:span text:style-name="T7"> </text:span>№<text:span text:style-name="T5"> </text:span><text:span text:style-name="T6">9</text:span></text:h>
        <text:p text:style-name="P2"><text:span text:style-name="T8">Тема:</text:span><text:span text:style-name="T9"> </text:span><text:span text:style-name="T10">Составление программ со словарями в IDE PyCharm Community.</text:span></text:p>
        <text:p text:style-name="P12"/>
        <text:p text:style-name="P13"/>
        <text:p text:style-name="P13">Количество часов: 6 3. </text:p>
        <text:p text:style-name="P13"/>
        <text:p text:style-name="P2"><text:span text:style-name="T9">Цели практического занятия: </text:span>закрепить усвоенные знания, понятия, алгоритмы, основные принципы составления программ, приобрести навыки составление программ со словарями в IDE PyCharm Community.</text:p>
        <text:p text:style-name="P13"/>
        <text:p text:style-name="P27"><text:span text:style-name="T8"><text:s text:c="2"/>Постановка</text:span><text:span text:style-name="T11"> </text:span><text:span text:style-name="T8">задачи: </text:span><text:bookmark-start text:name="__DdeLink__913_1554299314"/><text:span text:style-name="T17">Организовать словарь на 10 англо-русских слов, обеспечивающий "перевод" английского слова на русский.</text:span><text:span text:style-name="T18"> </text:span><text:bookmark-end text:name="__DdeLink__913_1554299314"/></text:p>
      </text:section>
      <text:h text:style-name="P24" text:outline-level="1"/>
      <text:p text:style-name="P17"/>
      <text:p text:style-name="P18"/>
      <text:p text:style-name="P14">Студент<text:span text:style-name="T1"> </text:span>группы<text:span text:style-name="T2"> </text:span>ИС-22<text:span text:style-name="T3"> </text:span>Зоренко<text:span text:style-name="T4"> </text:span>Константин<text:span text:style-name="T1"> </text:span>Сергеевич.</text:p>
      <text:p text:style-name="P3"><text:span text:style-name="T12">PZ_</text:span><text:span text:style-name="T13">9</text:span></text:p>
      <text:h text:style-name="Heading_20_1" text:outline-level="1">Текст<text:span text:style-name="T3"> </text:span>программы:</text:h>
      <text:p text:style-name="P20"><draw:frame draw:style-name="fr1" draw:name="Врезка2" text:anchor-type="as-char" svg:width="17.106cm" svg:height="7.627cm" draw:z-index="0"><draw:text-box><text:p text:style-name="P28"><text:span text:style-name="T19">a = {</text:span><text:span text:style-name="T21">'cat'</text:span><text:span text:style-name="T19">: </text:span><text:span text:style-name="T21">'кошка'</text:span><text:span text:style-name="T19">,<text:line-break/> <text:s text:c="4"/></text:span><text:span text:style-name="T21">'dog'</text:span><text:span text:style-name="T19">: </text:span><text:span text:style-name="T21">'собака'</text:span><text:span text:style-name="T19">,<text:line-break/> <text:s text:c="4"/></text:span><text:span text:style-name="T21">'bird'</text:span><text:span text:style-name="T19">: </text:span><text:span text:style-name="T21">'птица'</text:span><text:span text:style-name="T19">,<text:line-break/> <text:s text:c="4"/></text:span><text:span text:style-name="T21">'mouse'</text:span><text:span text:style-name="T19">: </text:span><text:span text:style-name="T21">'мышь'</text:span><text:span text:style-name="T19">,<text:line-break/> <text:s text:c="4"/></text:span><text:span text:style-name="T21">'abandon'</text:span><text:span text:style-name="T19">: </text:span><text:span text:style-name="T21">'оставить'</text:span><text:span text:style-name="T19">,<text:line-break/> <text:s text:c="4"/></text:span><text:span text:style-name="T21">'abadate'</text:span><text:span text:style-name="T19">: </text:span><text:span text:style-name="T21">'забросить'</text:span><text:span text:style-name="T19">,<text:line-break/> <text:s text:c="4"/></text:span><text:span text:style-name="T21">'pet'</text:span><text:span text:style-name="T19">: </text:span><text:span text:style-name="T21">'питомец'</text:span><text:span text:style-name="T19">,<text:line-break/> <text:s text:c="4"/></text:span><text:span text:style-name="T21">'turtel'</text:span><text:span text:style-name="T19">: </text:span><text:span text:style-name="T21">'черепашка'</text:span><text:span text:style-name="T19">,<text:line-break/> <text:s text:c="4"/></text:span><text:span text:style-name="T21">'pinguin'</text:span><text:span text:style-name="T19">: </text:span><text:span text:style-name="T21">'пингвин'</text:span><text:span text:style-name="T19">,<text:line-break/> <text:s text:c="4"/></text:span><text:span text:style-name="T21">'punpun'</text:span><text:span text:style-name="T19">: </text:span><text:span text:style-name="T21">'пунпун'</text:span><text:span text:style-name="T19">}<text:line-break/></text:span><text:span text:style-name="T20">print</text:span><text:span text:style-name="T19">(a[</text:span><text:span text:style-name="T20">str</text:span><text:span text:style-name="T19">(</text:span><text:span text:style-name="T20">input</text:span><text:span text:style-name="T19">())])</text:span></text:p><text:p text:style-name="P26"/><text:p text:style-name="P25"/><text:p text:style-name="P19"/></draw:text-box></draw:frame></text:p>
      <text:p text:style-name="P15"/>
      <text:p text:style-name="P21"/>
      <text:p text:style-name="P4"><text:span text:style-name="T8">Протокол</text:span><text:span text:style-name="T14"> </text:span><text:span text:style-name="T8">работы</text:span><text:span text:style-name="T15"> </text:span><text:span text:style-name="T8">программы:</text:span></text:p>
      <text:p text:style-name="P16"/>
      <text:p text:style-name="P7">/home/student/Документы/Zorenko_Py/venv/bin/python /home/student/Документы/Zorenko_Py/PZ_9/9.py </text:p>
      <text:p text:style-name="P7">punpun</text:p>
      <text:p text:style-name="P7">пунпун</text:p>
      <text:p text:style-name="P7"/>
      <text:p text:style-name="P7">Process finished with exit code 0</text:p>
      <text:p text:style-name="P7"/>
      <text:p text:style-name="P8"/>
      <text:p text:style-name="P9"/>
      <text:p text:style-name="P10">ВЫВОД:</text:p>
      <text:p text:style-name="P10"/>
      <text:p text:style-name="P23"><text:span text:style-name="T8"><text:s text:c="2"/>Выв</text:span></text:p>
      <text:p text:style-name="P30"/>
      <text:h text:style-name="P31" text:outline-level="1"/>
      <text:p text:style-name="P22"/>
      <text:p text:style-name="P11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233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328cm" fo:margin-bottom="0.494cm" fo:margin-left="1.764cm" fo:margin-right="1.764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787cm" fo:margin-bottom="0.494cm" fo:margin-left="1.764cm" fo:margin-right="1.764cm" style:writing-mode="lr-tb" style:layout-grid-color="#c0c0c0" style:layout-grid-lines="264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834cm" fo:margin-bottom="0.494cm" fo:margin-left="1.764cm" fo:margin-right="1.764cm" style:writing-mode="lr-tb" style:layout-grid-color="#c0c0c0" style:layout-grid-lines="2737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2" draw:style-name="Mdp1"/>
    <style:master-page style:name="Converted4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0</meta:editing-cycles>
    <meta:creation-date>2023-12-04T10:53:00</meta:creation-date>
    <dc:date>2024-02-21T10:23:42.003827131</dc:date>
    <meta:editing-duration>PT1H59M37S</meta:editing-duration>
    <meta:generator>LibreOffice/7.3.7.2$Linux_X86_64 LibreOffice_project/30$Build-2</meta:generator>
    <meta:document-statistic meta:table-count="0" meta:image-count="0" meta:object-count="0" meta:page-count="3" meta:paragraph-count="18" meta:word-count="106" meta:character-count="993" meta:non-whitespace-character-count="852"/>
    <meta:user-defined meta:name="AppVersion">16.0000</meta:user-defined>
    <meta:user-defined meta:name="Created" meta:value-type="date">2023-10-31T00:00:00</meta:user-defined>
    <meta:user-defined meta:name="Creator">Microsoft® Word 2016</meta:user-defined>
    <meta:user-defined meta:name="LastSaved" meta:value-type="date">2023-12-04T00:00:00</meta:user-defined>
    <meta:template xlink:type="simple" xlink:actuate="onRequest" xlink:title="Normal.dotm" xlink:href=""/>
  </office:meta>
</office:document-meta>
</file>